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1911BAD53D8B5B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080" draw:fill-color="#008080" draw:textarea-horizontal-align="justify" draw:textarea-vertical-align="middle" draw:auto-grow-height="false" fo:min-height="4.05cm" fo:min-width="2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Vertical" draw:textarea-horizontal-align="justify" draw:textarea-vertical-align="middle" draw:auto-grow-height="false" fo:min-height="1.05cm" fo:min-width="19.7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3deb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Vertical" draw:textarea-horizontal-align="justify" draw:textarea-vertical-align="middle" draw:auto-grow-height="false" fo:min-height="0.998cm" fo:min-width="19.6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3deb3d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3.076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-color="#008080"/>
      <style:paragraph-properties fo:text-align="center"/>
    </style:style>
    <style:style style:name="P3" style:family="paragraph">
      <loext:graphic-properties draw:fill="bitmap" draw:fill-color="#ffffff" draw:fill-image-name="Vertical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4.3cm" svg:x="1.7cm" svg:y="2cm">
          <text:p text:style-name="P1">ES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2cm" svg:height="1.3cm" svg:x="6.2cm" svg:y="2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2cm" svg:y1="2.7cm" svg:x2="6.2cm" svg:y2="2.7cm">
          <text:p text:style-name="P1">- <text:s text:c="7"/></text:p>
          <text:p text:style-name="P1"/>
        </draw:line>
        <draw:line draw:style-name="gr4" draw:text-style-name="P4" draw:layer="layout" svg:x1="4.2cm" svg:y1="3.8cm" svg:x2="6.2cm" svg:y2="3.8cm">
          <text:p text:style-name="P1"/>
          <text:p text:style-name="P1">+ <text:s text:c="7"/></text:p>
        </draw:line>
        <draw:line draw:style-name="gr5" draw:text-style-name="P4" draw:layer="layout" svg:x1="4.2cm" svg:y1="3.5cm" svg:x2="6.2cm" svg:y2="3.5cm">
          <text:p text:style-name="P1"><text:span text:style-name="T1">D</text:span><text:span text:style-name="T2">in</text:span> <text:s text:c="6"/></text:p>
          <text:p text:style-name="P1"/>
        </draw:line>
        <draw:line draw:style-name="gr4" draw:text-style-name="P4" xml:id="id5" draw:id="id5" draw:layer="layout" svg:x1="26.4cm" svg:y1="3.8cm" svg:x2="27.2cm" svg:y2="3.8cm">
          <text:p text:style-name="P1"><text:s text:c="4"/></text:p>
        </draw:line>
        <draw:line draw:style-name="gr6" draw:text-style-name="P4" xml:id="id1" draw:id="id1" draw:layer="layout" svg:x1="26.4cm" svg:y1="2.7cm" svg:x2="27.7cm" svg:y2="2.7cm">
          <text:p/>
        </draw:line>
        <draw:line draw:style-name="gr5" draw:text-style-name="P4" xml:id="id3" draw:id="id3" draw:layer="layout" svg:x1="26.4cm" svg:y1="3.5cm" svg:x2="27.5cm" svg:y2="3.5cm">
          <text:p text:style-name="P1"><text:span text:style-name="T1">D</text:span><text:span text:style-name="T2">out</text:span><text:span text:style-name="T2"><text:line-break/></text:span><text:span text:style-name="T2"/></text:p>
        </draw:line>
        <draw:custom-shape draw:style-name="gr7" draw:text-style-name="P3" draw:layer="layout" svg:width="20.2cm" svg:height="1.3cm" svg:x="6.2cm" svg:y="4.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6" draw:text-style-name="P4" xml:id="id2" draw:id="id2" draw:layer="layout" svg:x1="27.7cm" svg:y1="5.9cm" svg:x2="26.4cm" svg:y2="5.9cm">
          <text:p/>
        </draw:line>
        <draw:line draw:style-name="gr8" draw:text-style-name="P4" xml:id="id6" draw:id="id6" draw:layer="layout" svg:x1="27.2cm" svg:y1="4.8cm" svg:x2="26.4cm" svg:y2="4.8cm">
          <text:p/>
        </draw:line>
        <draw:line draw:style-name="gr5" draw:text-style-name="P4" xml:id="id4" draw:id="id4" draw:layer="layout" svg:x1="27.5cm" svg:y1="5.1cm" svg:x2="26.4cm" svg:y2="5.1cm">
          <text:p text:style-name="P1"><text:span text:style-name="T1">D</text:span><text:span text:style-name="T2">in</text:span> <text:s text:c="2"/></text:p>
          <text:p text:style-name="P1"/>
        </draw:line>
        <draw:line draw:style-name="gr4" draw:text-style-name="P4" draw:layer="layout" svg:x1="6.2cm" svg:y1="4.8cm" svg:x2="5.4cm" svg:y2="4.8cm">
          <text:p text:style-name="P1"><text:s text:c="4"/></text:p>
        </draw:line>
        <draw:line draw:style-name="gr5" draw:text-style-name="P4" xml:id="id7" draw:id="id7" draw:layer="layout" svg:x1="6.2cm" svg:y1="5.1cm" svg:x2="5.2cm" svg:y2="5.1cm">
          <text:p text:style-name="P1"><text:span text:style-name="T1">D</text:span><text:span text:style-name="T2">out</text:span><text:span text:style-name="T2"><text:line-break/></text:span><text:span text:style-name="T2"/></text:p>
        </draw:line>
        <draw:connector draw:style-name="gr9" draw:text-style-name="P1" draw:layer="layout" svg:x1="27.7cm" svg:y1="2.7cm" svg:x2="27.7cm" svg:y2="5.9cm" draw:start-shape="id1" draw:start-glue-point="1" draw:end-shape="id2" draw:end-glue-point="1" svg:d="M27700 2700v3200" svg:viewBox="0 0 1 3201">
          <text:p/>
        </draw:connector>
        <draw:connector draw:style-name="gr10" draw:text-style-name="P1" draw:layer="layout" svg:x1="27.5cm" svg:y1="3.5cm" svg:x2="27.5cm" svg:y2="5.1cm" draw:start-shape="id3" draw:start-glue-point="1" draw:end-shape="id4" draw:end-glue-point="1" svg:d="M27500 3500v1600" svg:viewBox="0 0 1 1601">
          <text:p/>
        </draw:connector>
        <draw:line draw:style-name="gr6" draw:text-style-name="P4" draw:layer="layout" svg:x1="6.2cm" svg:y1="5.9cm" svg:x2="4.9cm" svg:y2="5.9cm">
          <text:p/>
        </draw:line>
        <draw:connector draw:style-name="gr11" draw:text-style-name="P1" draw:layer="layout" draw:line-skew="-0.553cm" svg:x1="27.2cm" svg:y1="3.8cm" svg:x2="27.2cm" svg:y2="4.8cm" draw:start-shape="id5" draw:start-glue-point="1" draw:end-shape="id6" draw:end-glue-point="1" svg:d="M27200 3800v1000" svg:viewBox="0 0 1 1001">
          <text:p/>
        </draw:connector>
        <draw:line draw:style-name="gr6" draw:text-style-name="P4" draw:layer="layout" svg:x1="4.9cm" svg:y1="2.7cm" svg:x2="4.9cm" svg:y2="18.8cm">
          <text:p/>
        </draw:line>
        <draw:custom-shape draw:style-name="gr7" draw:text-style-name="P3" draw:layer="layout" svg:width="20.2cm" svg:height="1.3cm" svg:x="6.2cm" svg:y="6.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4" draw:layer="layout" svg:x1="4.9cm" svg:y1="7cm" svg:x2="6.2cm" svg:y2="7cm">
          <text:p/>
        </draw:line>
        <draw:line draw:style-name="gr8" draw:text-style-name="P4" draw:layer="layout" svg:x1="5.4cm" svg:y1="8.1cm" svg:x2="6.2cm" svg:y2="8.1cm">
          <text:p/>
        </draw:line>
        <draw:line draw:style-name="gr5" draw:text-style-name="P4" xml:id="id8" draw:id="id8" draw:layer="layout" svg:x1="5.2cm" svg:y1="7.8cm" svg:x2="6.2cm" svg:y2="7.8cm">
          <text:p text:style-name="P1"><text:span text:style-name="T1">D</text:span><text:span text:style-name="T2">in</text:span> <text:s text:c="2"/></text:p>
          <text:p text:style-name="P1"/>
        </draw:line>
        <draw:line draw:style-name="gr4" draw:text-style-name="P4" xml:id="id11" draw:id="id11" draw:layer="layout" svg:x1="26.4cm" svg:y1="8.1cm" svg:x2="27.2cm" svg:y2="8.1cm">
          <text:p text:style-name="P1"><text:s text:c="4"/></text:p>
        </draw:line>
        <draw:line draw:style-name="gr5" draw:text-style-name="P4" xml:id="id10" draw:id="id10" draw:layer="layout" svg:x1="26.4cm" svg:y1="7.8cm" svg:x2="27.4cm" svg:y2="7.8cm">
          <text:p text:style-name="P1"><text:span text:style-name="T1">D</text:span><text:span text:style-name="T2">out</text:span><text:span text:style-name="T2"><text:line-break/></text:span><text:span text:style-name="T2"/></text:p>
        </draw:line>
        <draw:line draw:style-name="gr6" draw:text-style-name="P4" xml:id="id9" draw:id="id9" draw:layer="layout" svg:x1="26.4cm" svg:y1="7cm" svg:x2="27.7cm" svg:y2="7cm">
          <text:p/>
        </draw:line>
        <draw:connector draw:style-name="gr10" draw:text-style-name="P1" draw:layer="layout" svg:x1="5.2cm" svg:y1="5.1cm" svg:x2="5.2cm" svg:y2="7.8cm" draw:start-shape="id7" draw:start-glue-point="3" draw:end-shape="id8" draw:end-glue-point="3" svg:d="M5200 5100v2700" svg:viewBox="0 0 1 2701">
          <text:p/>
        </draw:connector>
        <draw:line draw:style-name="gr8" draw:text-style-name="P4" draw:layer="layout" svg:x1="5.4cm" svg:y1="3.8cm" svg:x2="5.4cm" svg:y2="18.8cm">
          <text:p/>
        </draw:line>
        <draw:frame draw:style-name="gr12" draw:text-style-name="P5" draw:layer="layout" svg:width="1cm" svg:height="3.326cm" svg:x="6.2cm" svg:y="8.4cm">
          <draw:text-box>
            <text:p><text:span text:style-name="T3">...</text:span></text:p>
          </draw:text-box>
        </draw:frame>
        <draw:frame draw:style-name="gr12" draw:text-style-name="P5" draw:layer="layout" svg:width="1cm" svg:height="3.326cm" svg:x="26.3cm" svg:y="8.374cm">
          <draw:text-box>
            <text:p><text:span text:style-name="T3">...</text:span></text:p>
          </draw:text-box>
        </draw:frame>
        <draw:frame draw:style-name="gr12" draw:text-style-name="P5" draw:layer="layout" svg:width="1cm" svg:height="3.326cm" svg:x="15.1cm" svg:y="8.374cm">
          <draw:text-box>
            <text:p><text:span text:style-name="T3">...</text:span></text:p>
          </draw:text-box>
        </draw:frame>
        <draw:connector draw:style-name="gr9" draw:text-style-name="P1" draw:layer="layout" svg:x1="27.7cm" svg:y1="7cm" svg:x2="27.7cm" svg:y2="10.2cm" draw:start-shape="id9" draw:start-glue-point="1" svg:d="M27700 7000v3200" svg:viewBox="0 0 1 3201">
          <text:p/>
        </draw:connector>
        <draw:connector draw:style-name="gr10" draw:text-style-name="P1" draw:layer="layout" svg:x1="27.4cm" svg:y1="7.8cm" svg:x2="27.4cm" svg:y2="9.4cm" draw:start-shape="id10" draw:start-glue-point="1" svg:d="M27400 7800v1600" svg:viewBox="0 0 1 1601">
          <text:p/>
        </draw:connector>
        <draw:connector draw:style-name="gr11" draw:text-style-name="P1" draw:layer="layout" svg:x1="27.2cm" svg:y1="8.1cm" svg:x2="27.2cm" svg:y2="9.1cm" draw:start-shape="id11" draw:start-glue-point="1" svg:d="M27200 8100v1000" svg:viewBox="0 0 1 1001">
          <text:p/>
        </draw:connector>
        <draw:custom-shape draw:style-name="gr7" draw:text-style-name="P3" draw:layer="layout" svg:width="20.2cm" svg:height="1.3cm" svg:x="6.2cm" svg:y="6.91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4" draw:layer="layout" svg:x1="4.9cm" svg:y1="7.013cm" svg:x2="6.2cm" svg:y2="7.013cm">
          <text:p/>
        </draw:line>
        <draw:line draw:style-name="gr8" draw:text-style-name="P4" draw:layer="layout" svg:x1="5.4cm" svg:y1="8.113cm" svg:x2="6.2cm" svg:y2="8.113cm">
          <text:p/>
        </draw:line>
        <draw:line draw:style-name="gr5" draw:text-style-name="P4" draw:layer="layout" svg:x1="5.2cm" svg:y1="7.813cm" svg:x2="6.2cm" svg:y2="7.813cm">
          <text:p text:style-name="P1"><text:span text:style-name="T1">D</text:span><text:span text:style-name="T2">in</text:span> <text:s text:c="2"/></text:p>
          <text:p text:style-name="P1"/>
        </draw:line>
        <draw:line draw:style-name="gr4" draw:text-style-name="P4" xml:id="id14" draw:id="id14" draw:layer="layout" svg:x1="26.4cm" svg:y1="8.113cm" svg:x2="27.2cm" svg:y2="8.113cm">
          <text:p text:style-name="P1"><text:s text:c="4"/></text:p>
        </draw:line>
        <draw:line draw:style-name="gr5" draw:text-style-name="P4" xml:id="id13" draw:id="id13" draw:layer="layout" svg:x1="26.4cm" svg:y1="7.813cm" svg:x2="27.4cm" svg:y2="7.813cm">
          <text:p text:style-name="P1"><text:span text:style-name="T1">D</text:span><text:span text:style-name="T2">out</text:span><text:span text:style-name="T2"><text:line-break/></text:span><text:span text:style-name="T2"/></text:p>
        </draw:line>
        <draw:line draw:style-name="gr6" draw:text-style-name="P4" xml:id="id12" draw:id="id12" draw:layer="layout" svg:x1="26.4cm" svg:y1="7.013cm" svg:x2="27.7cm" svg:y2="7.013cm">
          <text:p/>
        </draw:line>
        <draw:connector draw:style-name="gr9" draw:text-style-name="P1" draw:layer="layout" svg:x1="27.7cm" svg:y1="7.013cm" svg:x2="27.7cm" svg:y2="10.213cm" draw:start-shape="id12" draw:start-glue-point="1" svg:d="M27700 7013v3200" svg:viewBox="0 0 1 3201">
          <text:p/>
        </draw:connector>
        <draw:connector draw:style-name="gr10" draw:text-style-name="P1" draw:layer="layout" svg:x1="27.4cm" svg:y1="7.813cm" svg:x2="27.4cm" svg:y2="9.413cm" draw:start-shape="id13" draw:start-glue-point="1" svg:d="M27400 7813v1600" svg:viewBox="0 0 1 1601">
          <text:p/>
        </draw:connector>
        <draw:connector draw:style-name="gr11" draw:text-style-name="P1" draw:layer="layout" svg:x1="27.2cm" svg:y1="8.113cm" svg:x2="27.2cm" svg:y2="9.113cm" draw:start-shape="id14" draw:start-glue-point="1" svg:d="M27200 8113v1000" svg:viewBox="0 0 1 1001">
          <text:p/>
        </draw:connector>
        <draw:custom-shape draw:style-name="gr7" draw:text-style-name="P3" draw:layer="layout" svg:width="20.2cm" svg:height="1.3cm" svg:x="6.2cm" svg:y="14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6" draw:text-style-name="P4" xml:id="id15" draw:id="id15" draw:layer="layout" svg:x1="27.7cm" svg:y1="15.2cm" svg:x2="26.4cm" svg:y2="15.2cm">
          <text:p/>
        </draw:line>
        <draw:line draw:style-name="gr8" draw:text-style-name="P4" xml:id="id17" draw:id="id17" draw:layer="layout" svg:x1="27.2cm" svg:y1="14.1cm" svg:x2="26.4cm" svg:y2="14.1cm">
          <text:p/>
        </draw:line>
        <draw:line draw:style-name="gr5" draw:text-style-name="P4" xml:id="id16" draw:id="id16" draw:layer="layout" svg:x1="27.5cm" svg:y1="14.4cm" svg:x2="26.4cm" svg:y2="14.4cm">
          <text:p text:style-name="P1"><text:span text:style-name="T1">D</text:span><text:span text:style-name="T2">in</text:span> <text:s text:c="2"/></text:p>
          <text:p text:style-name="P1"/>
        </draw:line>
        <draw:line draw:style-name="gr4" draw:text-style-name="P4" draw:layer="layout" svg:x1="6.2cm" svg:y1="14.1cm" svg:x2="5.4cm" svg:y2="14.1cm">
          <text:p text:style-name="P1"><text:s text:c="4"/></text:p>
        </draw:line>
        <draw:line draw:style-name="gr5" draw:text-style-name="P4" draw:layer="layout" svg:x1="6.2cm" svg:y1="14.4cm" svg:x2="5.2cm" svg:y2="14.4cm">
          <text:p text:style-name="P1"><text:span text:style-name="T1">D</text:span><text:span text:style-name="T2">out</text:span><text:span text:style-name="T2"><text:line-break/></text:span><text:span text:style-name="T2"/></text:p>
        </draw:line>
        <draw:line draw:style-name="gr6" draw:text-style-name="P4" draw:layer="layout" svg:x1="6.2cm" svg:y1="15.2cm" svg:x2="4.9cm" svg:y2="15.2cm">
          <text:p/>
        </draw:line>
        <draw:connector draw:style-name="gr9" draw:text-style-name="P1" draw:layer="layout" svg:x1="27.7cm" svg:y1="12cm" svg:x2="27.7cm" svg:y2="15.2cm" draw:end-shape="id15" draw:end-glue-point="1" svg:d="M27700 12000v3200" svg:viewBox="0 0 1 3201">
          <text:p/>
        </draw:connector>
        <draw:connector draw:style-name="gr10" draw:text-style-name="P1" draw:layer="layout" svg:x1="27.5cm" svg:y1="12.8cm" svg:x2="27.5cm" svg:y2="14.4cm" draw:end-shape="id16" draw:end-glue-point="1" svg:d="M27500 12800v1600" svg:viewBox="0 0 1 1601">
          <text:p/>
        </draw:connector>
        <draw:connector draw:style-name="gr11" draw:text-style-name="P1" draw:layer="layout" svg:x1="27.2cm" svg:y1="13.1cm" svg:x2="27.2cm" svg:y2="14.1cm" draw:end-shape="id17" draw:end-glue-point="1" svg:d="M27200 13100v1000" svg:viewBox="0 0 1 1001">
          <text:p/>
        </draw:connector>
        <draw:frame draw:style-name="gr13" draw:text-style-name="P5" draw:layer="layout" svg:width="2.1cm" svg:height="1.3cm" svg:x="4.2cm" svg:y="18.6cm">
          <draw:text-box>
            <text:p><text:span text:style-name="T3">5 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Vertical" xlink:href="Pictures/1000000000000008000000081911BAD53D8B5B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Sanders</meta:initial-creator>
    <meta:creation-date>2019-01-12T13:09:30.970881903</meta:creation-date>
    <dc:date>2019-01-12T13:29:47.110368976</dc:date>
    <dc:creator>Mark Sanders</dc:creator>
    <meta:editing-duration>PT9M19S</meta:editing-duration>
    <meta:editing-cycles>2</meta:editing-cycles>
    <meta:generator>LibreOffice/6.0.7.3$Linux_X86_64 LibreOffice_project/00m0$Build-3</meta:generator>
    <meta:document-statistic meta:object-count="55"/>
  </office:meta>
</office:document-meta>
</file>